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 style:data-style-name="N0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 style:data-style-name="N0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6.41mm" fo:margin-left="0mm" fo:margin-right="-0.11mm" table:align="margins"/>
    </style:style>
    <style:style style:name="Table2.A" style:family="table-column">
      <style:table-column-properties style:column-width="166.41mm" style:rel-column-width="65535*"/>
    </style:style>
    <style:style style:name="Table2.A1" style:family="table-cell" style:data-style-name="N5107">
      <style:table-cell-properties fo:padding-left="0mm" fo:padding-right="0mm" fo:padding-top="1.01mm" fo:padding-bottom="1.01mm" fo:border-left="none" fo:border-right="none" fo:border-top="0.02mm solid #000000" fo:border-bottom="0.02mm solid #000000"/>
    </style:style>
    <style:style style:name="Table2.A2" style:family="table-cell" style:data-style-name="N5107">
      <style:table-cell-properties fo:padding-left="0mm" fo:padding-right="0mm" fo:padding-top="1.01mm" fo:padding-bottom="1.01mm" fo:border-left="none" fo:border-right="none" fo:border-top="none" fo:border-bottom="0.02mm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35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</office:automatic-styles>
  <office:body>
    <office:text>
      <text:variable-decls>
        <text:variable-decl office:value-type="float" text:name="te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
              <text:variable-set text:name="test" text:formula="ooow:1000" office:value-type="float" office:value="1000" style:data-style-name="N3">0</text:variable-set>
            </text:p>
          </table:table-cell>
          <table:table-cell table:style-name="Tabelle1.B1" table:formula="ooow:&lt;A1&gt;*10" office:value-type="float" office:value="-1">
            <text:p text:style-name="P2"/>
          </table:table-cell>
        </table:table-row>
        <table:table-row>
          <table:table-cell table:style-name="Tabelle1.A2" office:value-type="string">
            <text:p text:style-name="P1">
              <text:variable-get text:name="test" style:data-style-name="N3">0</text:variable-get>
            </text:p>
          </table:table-cell>
          <table:table-cell table:style-name="Tabelle1.B2" table:formula="ooow:&lt;A2&gt;*10" office:value-type="float" office:value="-1">
            <text:p text:style-name="P2"/>
          </table:table-cell>
        </table:table-row>
      </table:table>
      <text:p text:style-name="Standard">
        <text:expression text:formula="ooow:1000*10%" office:value-type="float" office:value="100" style:data-style-name="N0">0</text:expression>
      </text:p>
      <text:p text:style-name="P1">
        <text:expression text:formula="ooow:5.000*10%" office:value-type="float" office:value="5000" style:data-style-name="N0">0</text:expression>
      </text:p>
      <text:p text:style-name="P1">
        <text:expression text:formula="ooow:5.000*10%" office:value-type="float" office:value="0" style:data-style-name="N0"/>
      </text:p>
      <text:p text:style-name="P1">
        <text:expression text:formula="ooow:5000*10%" office:value-type="float" office:value="500" style:data-style-name="N0">0</text:expression>
      </text:p>
      <table:table table:name="Table2" table:style-name="Table2">
        <table:table-column table:style-name="Table2.A"/>
        <table:table-header-rows>
          <table:table-row>
            <table:table-cell table:style-name="Table2.A1" office:value-type="currency" office:currency="EUR" office:value="100">
              <text:p text:style-name="P1">100,00 €</text:p>
            </table:table-cell>
          </table:table-row>
        </table:table-header-rows>
        <table:table-row>
          <table:table-cell table:style-name="Table2.A2" table:formula="ooow:sum(&lt;A1&gt;)*0.19" office:value-type="currency" office:currency="EUR" office:value="1900">
            <text:p text:style-name="P1">1.900,00 €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4:25:43.053000000</meta:creation-date>
    <dc:date>2019-05-07T14:39:16.891000000</dc:date>
    <meta:editing-duration>PT3M23S</meta:editing-duration>
    <meta:editing-cycles>1</meta:editing-cycles>
    <meta:document-statistic meta:table-count="1" meta:image-count="0" meta:object-count="0" meta:page-count="1" meta:paragraph-count="4" meta:word-count="4" meta:character-count="18" meta:non-whitespace-character-count="18"/>
    <meta:generator>LibreOffice/6.2.2.2$Windows_x86 LibreOffice_project/2b840030fec2aae0fd2658d8d4f9548af4e3518d</meta:generator>
  </office:meta>
</office:document-meta>
</file>